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6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5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7cm" fo:padding-top="0.15cm" fo:padding-bottom="0.15cm" fo:padding-left="0.275cm" fo:padding-right="0.2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5.898cm" svg:y="4.587cm">
          <draw:text-box>
            <text:p><text:span text:style-name="T1">prop</text:span></text:p>
          </draw:text-box>
        </draw:frame>
        <draw:frame draw:style-name="gr2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3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4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5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4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7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2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3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8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4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5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2" draw:text-style-name="P1" draw:layer="layout" svg:width="1.322cm" svg:height="1.267cm" svg:x="14.469cm" svg:y="14.731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6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7" draw:text-style-name="P1" draw:layer="layout" svg:width="0.552cm" svg:height="1.245cm" svg:x="8.53cm" svg:y="15.953cm">
          <draw:text-box>
            <text:p/>
          </draw:text-box>
        </draw:frame>
        <draw:frame draw:style-name="gr18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3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19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0" draw:text-style-name="P1" draw:layer="layout" svg:width="2.173cm" svg:height="0.945cm" svg:x="14.525cm" svg:y="10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1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2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2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3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3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5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6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7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3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9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4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3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3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4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10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5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5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3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6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6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6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23" draw:text-style-name="P3" xml:id="id10" draw:id="id10" draw:layer="layout" svg:width="1.109cm" svg:height="1.109cm" svg:x="8.417cm" svg:y="3.432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6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6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6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6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6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6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6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6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6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6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6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6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6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6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6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6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6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6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6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6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6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3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7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38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38" draw:text-style-name="P5" draw:layer="layout" svg:x1="4.55cm" svg:y1="24.482cm" svg:x2="7.647cm" svg:y2="24.433cm">
          <text:p/>
        </draw:line>
        <draw:line draw:style-name="gr38" draw:text-style-name="P5" draw:layer="layout" svg:x1="8.802cm" svg:y1="24.408cm" svg:x2="12.12cm" svg:y2="24.507cm">
          <text:p/>
        </draw:line>
        <draw:frame draw:style-name="gr3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38" draw:text-style-name="P5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39" draw:text-style-name="P1" draw:layer="layout" svg:width="1.475cm" svg:height="0.623cm" svg:x="2.05cm" svg:y="20.981cm">
          <draw:text-box>
            <text:p><text:span text:style-name="T1">replace</text:span></text:p>
          </draw:text-box>
        </draw:frame>
        <draw:connector draw:style-name="gr38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0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8" draw:text-style-name="P5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38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38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3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3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38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38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24T23:12:27.062321000</dc:date>
    <meta:editing-duration>P2DT40S</meta:editing-duration>
    <meta:editing-cycles>17</meta:editing-cycles>
    <meta:generator>LibreOffice/4.4.0.3$MacOSX_X86_64 LibreOffice_project/de093506bcdc5fafd9023ee680b8c60e3e0645d7</meta:generator>
    <meta:printed-by>Mark Mara</meta:printed-by>
    <meta:print-date>2014-12-09T11:39:56.719003091</meta:print-date>
    <meta:document-statistic meta:object-count="111"/>
  </office:meta>
</office:document-meta>
</file>